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  <style:style style:name="P2" style:family="paragraph" style:parent-style-name="Standard">
      <style:text-properties officeooo:paragraph-rsid="00193c8d"/>
    </style:style>
    <style:style style:name="T1" style:family="text">
      <style:text-properties style:font-name="courier new"/>
    </style:style>
    <style:style style:name="T2" style:family="text">
      <style:text-properties style:font-name="courier new" fo:font-size="13.5pt"/>
    </style:style>
    <style:style style:name="T3" style:family="text">
      <style:text-properties style:font-name="courier new" fo:font-size="13.5pt" officeooo:rsid="00193c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Strong_20_Emphasis"><text:span text:style-name="T3">Taylor Cowley</text:span></text:span></text:p>
      <text:p text:style-name="P2"><text:span text:style-name="Strong_20_Emphasis"><text:span text:style-name="T3">EE220 HW 1</text:span></text:span></text:p>
      <text:p text:style-name="P2"><text:span text:style-name="Strong_20_Emphasis"><text:span text:style-name="T3">April 30 2016</text:span></text:span></text:p>
      <text:p text:style-name="Standard"><text:span text:style-name="Strong_20_Emphasis"><text:span text:style-name="T2"/></text:span></text:p>
      <text:p text:style-name="Standard"><text:span text:style-name="Strong_20_Emphasis"><text:span text:style-name="T2">Chapter 2 Homework</text:span></text:span><text:line-break/><text:span text:style-name="T1">1. Convert 32910 to base-2, base-3, base-8, and base-16</text:span><text:line-break/><text:span text:style-name="T1">32910 (continually dividing by 2)</text:span><text:line-break/><text:span text:style-name="T1">16455 R 0</text:span><text:line-break/><text:span text:style-name="T1">8227 R 1</text:span><text:line-break/><text:span text:style-name="T1">4113 R 1</text:span><text:line-break/><text:span text:style-name="T1">2056 R 1</text:span><text:line-break/><text:span text:style-name="T1">1028 R 0</text:span><text:line-break/><text:span text:style-name="T1">514 R 0</text:span><text:line-break/><text:span text:style-name="T1">257 R 0</text:span><text:line-break/><text:span text:style-name="T1">128 R 1</text:span><text:line-break/><text:span text:style-name="T1">64 R 0</text:span><text:line-break/><text:span text:style-name="T1">32 R 0</text:span><text:line-break/><text:span text:style-name="T1">16 R 0</text:span><text:line-break/><text:span text:style-name="T1">8 R 0</text:span><text:line-break/><text:span text:style-name="T1">4 R 0</text:span><text:line-break/><text:span text:style-name="T1">2 R 0</text:span><text:line-break/><text:span text:style-name="T1">1 R 0</text:span><text:line-break/><text:span text:style-name="T1">0 R 1</text:span><text:line-break/> <text:s text:c="3"/><text:span text:style-name="Strong_20_Emphasis"><text:span text:style-name="T1">1000 0000 1000 1110_2</text:span></text:span><text:line-break/><text:span text:style-name="T1">32910 (continually dividing by 3)</text:span><text:line-break/><text:span text:style-name="T1">10970 R 0</text:span><text:line-break/><text:span text:style-name="T1">3656 R 2</text:span><text:line-break/><text:span text:style-name="T1">1218 R 2</text:span><text:line-break/><text:span text:style-name="T1">406 R 0</text:span><text:line-break/><text:span text:style-name="T1">135 R 1</text:span><text:line-break/><text:span text:style-name="T1">45 R 0</text:span><text:line-break/><text:span text:style-name="T1">15 R 0</text:span><text:line-break/><text:span text:style-name="T1">5 R 0</text:span><text:line-break/><text:span text:style-name="T1">1 R 2</text:span><text:line-break/><text:span text:style-name="T1">0 R 1</text:span><text:line-break/> <text:s text:c="3"/><text:span text:style-name="Strong_20_Emphasis"><text:span text:style-name="T1">1200010220_3</text:span></text:span><text:line-break/><text:span text:style-name="T1">32910 (continually divided by 8)</text:span><text:line-break/><text:span text:style-name="T1">4113 R 6</text:span><text:line-break/><text:span text:style-name="T1">514 R 1</text:span><text:line-break/><text:span text:style-name="T1">64 R 2</text:span><text:line-break/><text:span text:style-name="T1">8 R 0</text:span><text:line-break/><text:span text:style-name="T1">1 R 0</text:span><text:line-break/><text:span text:style-name="T1">0 R 1</text:span><text:line-break/> <text:s text:c="3"/><text:span text:style-name="Strong_20_Emphasis"><text:span text:style-name="T1">100216_8</text:span></text:span><text:line-break/><text:span text:style-name="T1">(converted from our binary answer)</text:span><text:line-break/> <text:s text:c="3"/><text:span text:style-name="Strong_20_Emphasis"><text:span text:style-name="T1">808E_16</text:span></text:span><text:line-break/><text:span text:style-name="T1">2. Convert 82.9210 to base-2 and base-5. Take your answer to no more than 6 places to the</text:span><text:line-break/><text:soft-page-break/><text:span text:style-name="T1">right of the radix point. Truncate if necessary.</text:span><text:line-break/><text:span text:style-name="T1">82 (continually divided by 2)</text:span><text:line-break/><text:span text:style-name="T1">41 R 0</text:span><text:line-break/><text:span text:style-name="T1">20 R 1</text:span><text:line-break/><text:span text:style-name="T1">10 R 0</text:span><text:line-break/><text:span text:style-name="T1">5 R 0</text:span><text:line-break/><text:span text:style-name="T1">2 R 1</text:span><text:line-break/><text:span text:style-name="T1">1 R 0</text:span><text:line-break/><text:span text:style-name="T1">0 R 1 (now we are done with the whole portion)</text:span><text:line-break/><text:span text:style-name="T1">0.9210 (continually divided by 2)</text:span><text:line-break/><text:span text:style-name="T1">- 0.5 = 0.4605 R 1</text:span><text:line-break/><text:span text:style-name="T1">- 0.25 = 0.23025 R 1</text:span><text:line-break/><text:span text:style-name="T1">- 0.125 = 0.0460 R 1</text:span><text:line-break/><text:span text:style-name="T1">- 0.0625 = R 0</text:span><text:line-break/><text:span text:style-name="T1">- 0.03125 = <text:s/>0.01475 R 1</text:span><text:line-break/><text:span text:style-name="T1">- 0.015625 = <text:s/>R 0</text:span></text:p>
      <text:p text:style-name="Standard"><text:span text:style-name="Strong_20_Emphasis"><text:s text:c="4"/></text:span><text:span text:style-name="Strong_20_Emphasis"><text:span text:style-name="T1">1010010.111010_2</text:span></text:span></text:p>
      <text:p text:style-name="P1">82 (continually divided by 5)</text:p>
      <text:p text:style-name="P1">16 R 2</text:p>
      <text:p text:style-name="P1">3 R 1</text:p>
      <text:p text:style-name="P1">0 R 3</text:p>
      <text:p text:style-name="P1">0.9210 (decimal)</text:p>
      <text:p text:style-name="P1">- 0.8 = 0.1210 R 4</text:p>
      <text:p text:style-name="P1">-0.12 = 0.0010 R 3</text:p>
      <text:p text:style-name="P1">-0.0096 = 0.0004 R 0 0 3</text:p>
      <text:p text:style-name="P1">R 0</text:p>
      <text:p text:style-name="Standard"><text:s text:c="4"/><text:span text:style-name="Strong_20_Emphasis"><text:span text:style-name="T1">312.430030_5</text:span></text:span><text:line-break/><text:span text:style-name="T1">3. Convert 15.78 to base-2. Take your answer to only 2 places to the right of the radix point.</text:span><text:line-break/><text:span text:style-name="T1">Round if necessary.</text:span></text:p>
      <text:p text:style-name="P1">111 = 15. easy.</text:p>
      <text:p text:style-name="Standard"><text:span text:style-name="T1">0.11 = 0.75. close enough</text:span><text:line-break/> <text:s text:c="3"/><text:span text:style-name="Strong_20_Emphasis"><text:span text:style-name="T1">1111.11_2</text:span></text:span><text:line-break/><text:span text:style-name="T1">4. Convert 0101 1100 1010 0101 1110_2 to hexadecimal</text:span><text:line-break/> <text:s text:c="3"/><text:span text:style-name="Strong_20_Emphasis"><text:span text:style-name="T1">5CA5E_16</text:span></text:span><text:line-break/><text:span text:style-name="T1">5. Convert DEAF.BEE_16 to binary</text:span><text:line-break/> <text:s text:c="3"/><text:span text:style-name="Strong_20_Emphasis"><text:span text:style-name="T1">1101 1110 1010 1111 . 1011 1110 1110_2</text:span></text:span><text:line-break/><text:span text:style-name="T1">6. Convert 5A6F_16 to octal</text:span><text:line-break/> <text:s text:c="3"/><text:span text:style-name="T1">0101 1010 0110 1111_2</text:span></text:p>
      <text:p text:style-name="Standard"><text:s text:c="4"/><text:span text:style-name="T1">group it by 3</text:span></text:p>
      <text:p text:style-name="Standard"><text:s text:c="4"/><text:span text:style-name="T1">0 101 101 001 101 111</text:span></text:p>
      <text:p text:style-name="Standard"><text:span text:style-name="Strong_20_Emphasis"><text:s text:c="4"/></text:span><text:span text:style-name="Strong_20_Emphasis"><text:span text:style-name="T1">055157_8</text:span></text:span><text:line-break/><text:span text:style-name="T1">7. Convert 566_10 to BCD.</text:span><text:line-break/> <text:s text:c="3"/><text:span text:style-name="Strong_20_Emphasis"><text:span text:style-name="T1">0100_0110_0110_BCD</text:span></text:span><text:line-break/><text:span text:style-name="T1">8. Convert 01111000_2 to BCD</text:span><text:line-break/> <text:s text:c="3"/><text:span text:style-name="T1">120_10</text:span></text:p>
      <text:p text:style-name="Standard"><text:span text:style-name="Strong_20_Emphasis"><text:s text:c="4"/></text:span><text:span text:style-name="Strong_20_Emphasis"><text:span text:style-name="T1">0001 0010 0000_BCD</text:span></text:span><text:line-break/><text:span text:style-name="T1">9. Convert 0011 0101 1000_BCD to decimal and binary</text:span><text:line-break/><text:soft-page-break/><text:span text:style-name="Strong_20_Emphasis"> <text:s text:c="3"/></text:span><text:span text:style-name="Strong_20_Emphasis"><text:span text:style-name="T1">358_10</text:span></text:span></text:p>
      <text:p text:style-name="Standard"><text:s text:c="4"/><text:span text:style-name="T1">256,64,32,4,2</text:span></text:p>
      <text:p text:style-name="Standard"><text:span text:style-name="Strong_20_Emphasis"><text:s text:c="4"/></text:span><text:span text:style-name="Strong_20_Emphasis"><text:span text:style-name="T1">101100110_2</text:span></text:span><text:line-break/><text:span text:style-name="T1">10. Write out the hex equivalent of message “Happy Birthday” in ASCII. Do not include the</text:span><text:line-break/><text:span text:style-name="T1">codes for the quotes around the message.</text:span><text:line-break/><text:span text:style-name="Strong_20_Emphasis"> <text:s text:c="2"/></text:span><text:span text:style-name="Strong_20_Emphasis"><text:span text:style-name="T1">48 61 70 70 79 20 42 69 72 74 68 64 61 79</text:span></text:span></text:p>
      <text:p text:style-name="Standard"/>
      <text:p text:style-name="Standard"><text:span text:style-name="Strong_20_Emphasis"><text:span text:style-name="T2">Chapter 3 Homework</text:span></text:span><text:line-break/><text:span text:style-name="T1">1.</text:span><text:line-break/><text:span text:style-name="T1">Draw the truth table for a 3-variable function whose output is FALSE any time</text:span><text:line-break/><text:span text:style-name="T1">an odd number of its inputs is TRUE.</text:span><text:line-break/><text:span text:style-name="T1">A <text:s/>B <text:s/>C <text:s/>Output</text:span><text:line-break/><text:span text:style-name="T1">0 <text:s/>0 <text:s/>0 <text:s text:c="2"/>0</text:span><text:line-break/><text:span text:style-name="T1">0 <text:s/>0 <text:s/>1 <text:s text:c="2"/>1</text:span><text:line-break/><text:span text:style-name="T1">0 <text:s/>1 <text:s/>0 <text:s text:c="2"/>1</text:span><text:line-break/><text:span text:style-name="T1">0 <text:s/>1 <text:s/>1 <text:s text:c="2"/>0</text:span><text:line-break/><text:span text:style-name="T1">1 <text:s/>0 <text:s/>0 <text:s text:c="2"/>1</text:span><text:line-break/><text:span text:style-name="T1">1 <text:s/>0 <text:s/>1 <text:s text:c="2"/>0</text:span><text:line-break/><text:span text:style-name="T1">1 <text:s/>1 <text:s/>0 <text:s text:c="2"/>0</text:span><text:line-break/><text:span text:style-name="T1">1 <text:s/>1 <text:s/>1 <text:s text:c="2"/>1</text:span></text:p>
      <text:p text:style-name="Standard"/>
      <text:p text:style-name="Standard"><text:span text:style-name="T1">2.</text:span><text:line-break/><text:span text:style-name="T1">Draw the truth table for a 4-variable function whose output is FALSE any time</text:span><text:line-break/><text:span text:style-name="T1">an even number of its inputs is TRUE.</text:span><text:line-break/><text:span text:style-name="T1">A B C D <text:s/>Output</text:span><text:line-break/><text:span text:style-name="T1">0 0 0 0 <text:s text:c="3"/>1</text:span><text:line-break/><text:span text:style-name="T1">0 0 0 1 <text:s text:c="3"/>1</text:span><text:line-break/><text:span text:style-name="T1">0 0 1 0 <text:s text:c="3"/>1</text:span><text:line-break/><text:span text:style-name="T1">0 0 1 1 <text:s text:c="3"/>0</text:span><text:line-break/><text:span text:style-name="T1">0 1 0 0 <text:s text:c="3"/>1</text:span><text:line-break/><text:span text:style-name="T1">0 1 0 1 <text:s text:c="3"/>0</text:span><text:line-break/><text:span text:style-name="T1">0 1 1 0 <text:s text:c="3"/>0</text:span><text:line-break/><text:span text:style-name="T1">0 1 1 1 <text:s text:c="3"/>1</text:span><text:line-break/><text:span text:style-name="T1">1 0 0 0 <text:s text:c="3"/>1</text:span><text:line-break/><text:span text:style-name="T1">1 0 0 1 <text:s text:c="3"/>0</text:span><text:line-break/><text:span text:style-name="T1">1 0 1 0 <text:s text:c="3"/>0</text:span><text:line-break/><text:span text:style-name="T1">1 0 1 1 <text:s text:c="3"/>1</text:span><text:line-break/><text:span text:style-name="T1">1 1 0 0 <text:s text:c="3"/>0</text:span><text:line-break/><text:span text:style-name="T1">1 1 0 1 <text:s text:c="3"/>1</text:span><text:line-break/><text:span text:style-name="T1">1 1 1 0 <text:s text:c="3"/>1</text:span><text:line-break/><text:span text:style-name="T1">1 1 1 1 <text:s text:c="3"/>0</text:span></text:p>
      <text:p text:style-name="Standard"/>
      <text:p text:style-name="Standard"><text:span text:style-name="T1">3.</text:span><text:line-break/><text:span text:style-name="T1">Draw the truth table for a 4-variable function whose output is TRUE any time its</text:span><text:line-break/><text:span text:style-name="T1">inputs, when interpreted as the bits of a 4-bit unsigned binary </text:span><text:soft-page-break/><text:span text:style-name="T1">number, is a</text:span><text:line-break/><text:span text:style-name="T1">multiple of 4 (consider 0 to be a multiple of 4).</text:span><text:line-break/><text:span text:style-name="T1">ABCD <text:s text:c="3"/>output</text:span><text:line-break/><text:span text:style-name="T1">0000 <text:s text:c="5"/>1</text:span><text:line-break/><text:span text:style-name="T1">0001 <text:s text:c="5"/>0</text:span><text:line-break/><text:span text:style-name="T1">0010 <text:s text:c="5"/>0</text:span><text:line-break/><text:span text:style-name="T1">0011 <text:s text:c="5"/>0</text:span><text:line-break/><text:span text:style-name="T1">0100 <text:s text:c="5"/>1</text:span><text:line-break/><text:span text:style-name="T1">0101 <text:s text:c="5"/>0</text:span><text:line-break/><text:span text:style-name="T1">0110 <text:s text:c="5"/>0</text:span><text:line-break/><text:span text:style-name="T1">0111 <text:s text:c="5"/>0</text:span><text:line-break/><text:span text:style-name="T1">1000 <text:s text:c="5"/>1</text:span><text:line-break/><text:span text:style-name="T1">1001 <text:s text:c="5"/>0</text:span><text:line-break/><text:span text:style-name="T1">1010 <text:s text:c="5"/>0</text:span><text:line-break/><text:span text:style-name="T1">1011 <text:s text:c="5"/>0</text:span><text:line-break/><text:span text:style-name="T1">1100 <text:s text:c="5"/>1</text:span><text:line-break/><text:span text:style-name="T1">1101 <text:s text:c="5"/>0</text:span><text:line-break/><text:span text:style-name="T1">1110 <text:s text:c="5"/>0</text:span><text:line-break/><text:span text:style-name="T1">1111 <text:s text:c="5"/>0</text:span></text:p>
      <text:p text:style-name="Standard"/>
      <text:p text:style-name="Standard"/>
      <text:p text:style-name="Standard"><text:span text:style-name="T1">4. For each of the problems above, write the Boolean equation for the function by</text:span><text:line-break/><text:span text:style-name="T1">reading it off the truth table.</text:span><text:line-break/><text:span text:style-name="T1">(1) F = A'B'C + A'BC' + AB'C' + ABC</text:span><text:line-break/> <text:s text:c="3"/><text:span text:style-name="T1">(A xor B xor C)</text:span><text:line-break/><text:span text:style-name="T1">(2) F = A'B'C'D' + A'B'C'D + A'B'CD' + A'BC'D' + A' BCD + AB'C'D' + AB'CD + ABC'D + ABCD'</text:span><text:line-break/><text:span text:style-name="T1">(3) F = A'B'C'D' + A'BC'D' + AB'C'D' + ABC'D'</text:span></text:p>
      <text:p text:style-name="Standard"/>
      <text:p text:style-name="P1">5. Prove that the following identity is TRUE using a truth table: AC + A'B + BC = AC + A'B. What's its name?</text:p>
      <text:p text:style-name="Standard"><text:span text:style-name="Strong_20_Emphasis"><text:span text:style-name="T1">The concensus theorum</text:span></text:span></text:p>
      <text:p text:style-name="P1">ABC <text:s/>AC <text:s/>A'B <text:s/>BC <text:s/>AC+A'B+BC <text:s/>AC+A'B</text:p>
      <text:p text:style-name="P1">000 <text:s/>0 <text:s text:c="2"/>0 <text:s text:c="3"/>0 <text:s text:c="2"/>0 <text:s text:c="8"/>0</text:p>
      <text:p text:style-name="P1">001 <text:s/>0 <text:s text:c="2"/>0 <text:s text:c="3"/>0 <text:s text:c="2"/>0 <text:s text:c="8"/>0</text:p>
      <text:p text:style-name="P1">010 <text:s/>0 <text:s text:c="2"/>1 <text:s text:c="3"/>0 <text:s text:c="2"/>1 <text:s text:c="8"/>1</text:p>
      <text:p text:style-name="P1">011 <text:s/>0 <text:s text:c="2"/>1 <text:s text:c="3"/>1 <text:s text:c="2"/>1 <text:s text:c="8"/>1</text:p>
      <text:p text:style-name="P1">100 <text:s/>0 <text:s text:c="2"/>0 <text:s text:c="3"/>0 <text:s text:c="2"/>0 <text:s text:c="8"/>0</text:p>
      <text:p text:style-name="P1">101 <text:s/>1 <text:s text:c="2"/>0 <text:s text:c="3"/>0 <text:s text:c="2"/>1 <text:s text:c="8"/>1</text:p>
      <text:p text:style-name="P1">110 <text:s/>0 <text:s text:c="2"/>0 <text:s text:c="3"/>0 <text:s text:c="2"/>0 <text:s text:c="8"/>0</text:p>
      <text:p text:style-name="P1">111 <text:s/>1 <text:s text:c="2"/>0 <text:s text:c="3"/>1 <text:s text:c="2"/>1 <text:s text:c="8"/>1</text:p>
      <text:p text:style-name="Standard"/>
      <text:p text:style-name="P1">6. Prove the following is TRUE by multiplying it out and simplifying</text:p>
      <text:p text:style-name="P1">(A+BC)(A+DE) = A + BCDE</text:p>
      <text:p text:style-name="P1">(A+A)(A+DE)(A+BC)(BC+DE)</text:p>
      <text:p text:style-name="P1">(A+DE)(A+BC)(BC+DE)</text:p>
      <text:p text:style-name="P1">(A+(DE)(BC))(BC+DE)</text:p>
      <text:p text:style-name="Standard"><text:span text:style-name="Strong_20_Emphasis"><text:span text:style-name="T1">A+BCDE = A+BCDE</text:span></text:span></text:p>
      <text:p text:style-name="Standard"><text:soft-page-break/><text:span text:style-name="Strong_20_Emphasis"><text:span text:style-name="T1"/></text:span></text:p>
      <text:p text:style-name="P1">7. Write the dual for equality in the previous problem</text:p>
      <text:p text:style-name="Standard"><text:span text:style-name="Strong_20_Emphasis">(A'(B'+C'))+(A'(D'+E')) = A'(B'+C'+D'+E'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ylor Cowley</meta:initial-creator>
    <meta:creation-date>2016-04-29T12:40:56.771592025</meta:creation-date>
    <dc:date>2016-04-29T12:41:50.407431486</dc:date>
    <dc:creator>Taylor Cowley</dc:creator>
    <meta:editing-duration>PT53S</meta:editing-duration>
    <meta:editing-cycles>1</meta:editing-cycles>
    <meta:document-statistic meta:table-count="0" meta:image-count="0" meta:object-count="0" meta:page-count="5" meta:paragraph-count="46" meta:word-count="848" meta:character-count="3893" meta:non-whitespace-character-count="2706"/>
    <meta:generator>LibreOffice/5.0.0.5$Linux_X86_64 LibreOffice_project/437e4abdf9e72fd0a6e6f8697a0e659bc77f9b10</meta:generator>
  </office:meta>
</office:document-meta>
</file>